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2cm" svg:y1="1.743cm" svg:x2="1.632cm" svg:y2="7.712cm">
          <text:p/>
        </draw:line>
        <draw:line draw:style-name="gr1" draw:text-style-name="P1" draw:layer="layout" svg:x1="16.632cm" svg:y1="1.744cm" svg:x2="16.632cm" svg:y2="7.713cm">
          <text:p/>
        </draw:line>
        <draw:frame draw:style-name="gr2" draw:text-style-name="P3" draw:layer="layout" svg:width="4.445cm" svg:height="1.673cm" svg:x="-0.6cm" svg:y="0cm">
          <draw:text-box>
            <text:p text:style-name="P2">Party 1: Prover</text:p>
          </draw:text-box>
        </draw:frame>
        <draw:frame draw:style-name="gr2" draw:text-style-name="P3" draw:layer="layout" svg:width="4.445cm" svg:height="1.673cm" svg:x="14.401cm" svg:y="0.001cm">
          <draw:text-box>
            <text:p text:style-name="P2">Party 2: Verifier</text:p>
          </draw:text-box>
        </draw:frame>
        <draw:line draw:style-name="gr3" draw:text-style-name="P1" draw:layer="layout" svg:x1="1.759cm" svg:y1="2.332cm" svg:x2="16.618cm" svg:y2="3.983cm">
          <text:p/>
        </draw:line>
        <draw:frame draw:style-name="gr4" draw:text-style-name="P3" draw:layer="layout" svg:width="6.223cm" svg:height="1.27cm" draw:transform="rotate (-0.108908545324447) translate (6.291cm 1.936cm)">
          <draw:text-box>
            <text:p text:style-name="P2">Commitment</text:p>
          </draw:text-box>
        </draw:frame>
        <draw:line draw:style-name="gr3" draw:text-style-name="P1" draw:layer="layout" svg:x1="16.491cm" svg:y1="4.156cm" svg:x2="1.759cm" svg:y2="5.299cm">
          <text:p/>
        </draw:line>
        <draw:line draw:style-name="gr3" draw:text-style-name="P1" draw:layer="layout" svg:x1="1.759cm" svg:y1="5.483cm" svg:x2="16.618cm" svg:y2="7.134cm">
          <text:p/>
        </draw:line>
        <draw:frame draw:style-name="gr4" draw:text-style-name="P3" draw:layer="layout" svg:width="6.223cm" svg:height="1.27cm" draw:transform="rotate (-0.108908545324447) translate (6.291cm 5.087cm)">
          <draw:text-box>
            <text:p text:style-name="P2">Response</text:p>
          </draw:text-box>
        </draw:frame>
        <draw:frame draw:style-name="gr4" draw:text-style-name="P3" draw:layer="layout" svg:width="6.223cm" svg:height="1.27cm" draw:transform="rotate (0.0617846555205993) translate (6.17cm 3.965cm)">
          <draw:text-box>
            <text:p text:style-name="P2">Challen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0:12:02.384767943</meta:creation-date>
    <dc:date>2019-03-04T10:21:18.542977072</dc:date>
    <meta:editing-duration>PT9M16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